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40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9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909cm"/>
    </style:style>
    <style:style style:name="pr1" style:family="presentation" style:parent-style-name="Default3-notes">
      <style:graphic-properties draw:fill-color="#ffffff" draw:auto-grow-height="true" fo:min-height="12.572cm"/>
    </style:style>
    <style:style style:name="pr2" style:family="presentation" style:parent-style-name="Default4-notes">
      <style:graphic-properties draw:fill-color="#ffffff" draw:auto-grow-height="true" fo:min-height="12.572cm"/>
    </style:style>
    <style:style style:name="pr3" style:family="presentation" style:parent-style-name="Default5-notes">
      <style:graphic-properties draw:fill-color="#ffffff" draw:auto-grow-height="true" fo:min-height="12.572cm"/>
    </style:style>
    <style:style style:name="pr4" style:family="presentation" style:parent-style-name="Default6-notes">
      <style:graphic-properties draw:fill-color="#ffffff" draw:auto-grow-height="true" fo:min-height="12.572cm"/>
    </style:style>
    <style:style style:name="pr5" style:family="presentation" style:parent-style-name="Default7-notes">
      <style:graphic-properties draw:fill-color="#ffffff" draw:auto-grow-height="true" fo:min-height="12.572cm"/>
    </style:style>
    <style:style style:name="pr6" style:family="presentation" style:parent-style-name="Default8-notes">
      <style:graphic-properties draw:fill-color="#ffffff" draw:auto-grow-height="true" fo:min-height="12.572cm"/>
    </style:style>
    <style:style style:name="pr7" style:family="presentation" style:parent-style-name="Default9-notes">
      <style:graphic-properties draw:fill-color="#ffffff" draw:auto-grow-height="true" fo:min-height="12.572cm"/>
    </style:style>
    <style:style style:name="P1" style:family="paragraph">
      <style:paragraph-properties fo:line-height="100%" fo:text-align="center"/>
      <style:text-properties fo:font-size="28pt"/>
    </style:style>
    <style:style style:name="P2" style:family="paragraph">
      <loext:graphic-properties draw:fill="none" draw:fill-color="#ffffff"/>
      <style:paragraph-properties fo:line-height="100%" fo:text-align="center"/>
      <style:text-properties fo:color="#000000" style:font-name="Segoe UI" fo:font-size="28pt" fo:font-weight="normal" style:font-size-asian="28pt" style:font-weight-asian="normal" style:font-size-complex="28pt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1.27cm" fo:margin-right="0cm" fo:margin-top="0cm" fo:margin-bottom="0cm" fo:line-height="100%" fo:text-align="center" fo:text-indent="-1.27cm" style:text-autospace="none"/>
      <style:text-properties fo:font-size="32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000000" style:font-name="Segoe UI" fo:font-size="32pt" fo:text-shadow="none" style:text-underline-style="none" fo:font-weight="bold" style:font-size-asian="32pt" style:font-weight-asian="bold" style:font-size-complex="32pt" style:font-weight-complex="bold"/>
    </style:style>
    <style:style style:name="P6" style:family="paragraph">
      <style:paragraph-properties fo:margin-left="1.27cm" fo:margin-right="0cm" fo:margin-top="0cm" fo:margin-bottom="0cm" fo:line-height="100%" fo:text-align="center" fo:text-indent="-1.27cm" style:text-autospace="none"/>
      <style:text-properties fo:font-size="27pt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000000" style:font-name="Segoe UI" fo:font-size="27pt" fo:text-shadow="none" style:text-underline-style="none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style:font-name="Segoe UI" fo:font-size="32pt" style:text-underline-style="none" fo:font-weight="normal" style:font-size-asian="32pt" style:font-weight-asian="normal" style:font-size-complex="32pt" style:font-weight-complex="normal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000000" style:font-name="Segoe UI" fo:font-size="32pt" fo:text-shadow="none" style:text-underline-style="none" fo:font-weight="bold" style:font-name-asian="Segoe UI3" style:font-size-asian="32pt" style:font-weight-asian="bold" style:font-name-complex="Segoe UI3" style:font-size-complex="32pt" style:font-weight-complex="bold"/>
    </style:style>
    <style:style style:name="P10" style:family="paragraph">
      <style:paragraph-properties fo:margin-left="1.27cm" fo:margin-right="0cm" fo:margin-top="0cm" fo:margin-bottom="0cm" fo:line-height="100%" fo:text-align="center" fo:text-indent="-1.27cm" style:text-autospace="none"/>
      <style:text-properties fo:font-size="6.40000009536743pt"/>
    </style:style>
    <style:style style:name="P11" style:family="paragraph">
      <style:paragraph-properties fo:margin-left="0cm" fo:margin-right="0cm" fo:margin-top="0cm" fo:margin-bottom="0cm" fo:line-height="100%" fo:text-indent="0cm" style:text-autospace="none"/>
      <style:text-properties fo:font-size="6.40000009536743pt"/>
    </style:style>
    <style:style style:name="P12" style:family="paragraph">
      <style:paragraph-properties fo:margin-left="0cm" fo:margin-right="0cm" fo:margin-top="0cm" fo:margin-bottom="0cm" fo:text-indent="0cm" style:text-autospace="none"/>
      <style:text-properties fo:font-size="6.40000009536743pt"/>
    </style:style>
    <style:style style:name="P1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000000" style:font-name="Segoe UI" fo:font-size="6.40000009536743pt" fo:text-shadow="none" style:text-underline-style="none" fo:font-weight="bold" style:font-name-asian="Segoe UI3" style:font-size-asian="8.5pt" style:font-weight-asian="bold" style:font-name-complex="Segoe UI3" style:font-size-complex="8.5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style:text-underline-style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style:text-underline-style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color="#000000" style:font-name="Segoe UI" fo:font-size="20pt" fo:text-shadow="none" style:text-underline-style="none" fo:font-weight="bold" style:font-name-asian="Segoe UI3" style:font-size-asian="20pt" style:font-weight-asian="bold" style:font-name-complex="Segoe UI3" style:font-size-complex="20pt" style:font-weight-complex="bold"/>
    </style:style>
    <style:style style:name="T6" style:family="text">
      <style:text-properties fo:color="#000000" style:font-name="Segoe UI" fo:font-size="18pt" fo:text-shadow="none" style:text-underline-style="none" fo:font-weight="bold" style:font-name-asian="Segoe UI3" style:font-size-asian="18pt" style:font-weight-asian="bold" style:font-name-complex="Segoe UI3" style:font-size-complex="18pt" style:font-weight-complex="bold"/>
    </style:style>
    <style:style style:name="T7" style:family="text">
      <style:text-properties fo:color="#000000" style:font-name="Segoe UI Semibold" fo:font-size="20pt" fo:text-shadow="none" style:text-underline-style="none" fo:font-weight="bold" style:font-name-asian="Segoe UI3" style:font-size-asian="20pt" style:font-weight-asian="bold" style:font-name-complex="Segoe UI3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3" presentation:presentation-page-layout-name="AL1T0">
        <draw:frame draw:style-name="gr1" draw:text-style-name="P2" draw:layer="layout" svg:width="24.638cm" svg:height="3.063cm" svg:x="1.586cm" svg:y="0.399cm">
          <draw:text-box>
            <text:p text:style-name="P1"><text:span text:style-name="T1">HYMN #814</text:span></text:p>
            <text:p text:style-name="P1"><text:span text:style-name="T2">“</text:span><text:span text:style-name="T2">O Bless the Lord, My Soul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4">
        <draw:frame draw:style-name="gr3" draw:text-style-name="P5" draw:layer="layout" svg:width="24.636cm" svg:height="7.654cm" svg:x="1.526cm" svg:y="0.508cm">
          <draw:text-box>
            <text:p text:style-name="P4"><text:span text:style-name="T3">1. </text:span><text:span text:style-name="T4">O bless the Lord, my soul!</text:span></text:p>
            <text:p text:style-name="P4"><text:span text:style-name="T4">Let all within me join</text:span></text:p>
            <text:p text:style-name="P4"><text:span text:style-name="T4">And aid my tongue to bless His name</text:span></text:p>
            <text:p text:style-name="P4"><text:span text:style-name="T4">Whose favors are div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5">
        <draw:frame draw:style-name="gr4" draw:text-style-name="P7" draw:layer="layout" svg:width="24.892cm" svg:height="7.011cm" svg:x="1.524cm" svg:y="0.508cm">
          <draw:text-box>
            <text:p text:style-name="P6"><text:span text:style-name="T3">2. </text:span><text:span text:style-name="T4">O bless the Lord, my soul,</text:span></text:p>
            <text:p text:style-name="P6"><text:span text:style-name="T4">Nor let His mercies lie</text:span></text:p>
            <text:p text:style-name="P6"><text:span text:style-name="T4">Forgotten in unthankfulness</text:span></text:p>
            <text:p text:style-name="P6"><text:span text:style-name="T4">And without praises di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6">
        <draw:frame draw:style-name="gr4" draw:text-style-name="P8" draw:layer="layout" svg:width="24.892cm" svg:height="7.011cm" svg:x="1.524cm" svg:y="0.609cm">
          <draw:text-box>
            <text:p text:style-name="P4"><text:span text:style-name="T3">3. </text:span><text:span text:style-name="T4">’Tis He forgives thy sins;</text:span></text:p>
            <text:p text:style-name="P4"><text:span text:style-name="T4">’</text:span><text:span text:style-name="T4">Tis He relieves thy pain;</text:span></text:p>
            <text:p text:style-name="P4"><text:span text:style-name="T4">’</text:span><text:span text:style-name="T4">Tis He that heals thy sicknesses</text:span></text:p>
            <text:p text:style-name="P4"><text:span text:style-name="T4">And makes thee young aga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7">
        <draw:frame draw:style-name="gr4" draw:text-style-name="P5" draw:layer="layout" svg:width="24.638cm" svg:height="7.011cm" svg:x="1.688cm" svg:y="0.508cm">
          <draw:text-box>
            <text:p text:style-name="P4"><text:span text:style-name="T3">4. </text:span><text:span text:style-name="T4">He crowns thy life with love</text:span></text:p>
            <text:p text:style-name="P4"><text:span text:style-name="T4">When ransomed from the grave;</text:span></text:p>
            <text:p text:style-name="P4"><text:span text:style-name="T4">He that redeemed my soul from hell</text:span></text:p>
            <text:p text:style-name="P4"><text:span text:style-name="T4">Hath sov’reign pow’r to sa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8">
        <draw:frame draw:style-name="gr5" draw:text-style-name="P9" draw:layer="layout" svg:width="24.892cm" svg:height="7.049cm" svg:x="1.524cm" svg:y="0.571cm">
          <draw:text-box>
            <text:p text:style-name="P4"><text:span text:style-name="T3">5. </text:span><text:span text:style-name="T4">He fills the poor with good;</text:span></text:p>
            <text:p text:style-name="P4"><text:span text:style-name="T4">He gives the suff’rers rest.</text:span></text:p>
            <text:p text:style-name="P4"><text:span text:style-name="T4">The Lord hath judgments for the proud</text:span></text:p>
            <text:p text:style-name="P4"><text:span text:style-name="T4">And justice for the_oppress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9">
        <draw:frame draw:style-name="gr6" draw:text-style-name="P13" draw:layer="layout" svg:width="25.146cm" svg:height="11.159cm" svg:x="1.484cm" svg:y="0.525cm">
          <draw:text-box>
            <text:p text:style-name="P10"><text:span text:style-name="T3">6. </text:span><text:span text:style-name="T4">His wondrous works and ways</text:span></text:p>
            <text:p text:style-name="P10"><text:span text:style-name="T4">He made by Moses known,</text:span></text:p>
            <text:p text:style-name="P10"><text:span text:style-name="T4">But sent the world His truth and grace</text:span></text:p>
            <text:p text:style-name="P10"><text:span text:style-name="T4">By His belovèd Son.</text:span></text:p>
            <text:p text:style-name="P11"><text:span text:style-name="T5"/></text:p>
            <text:p text:style-name="P11"><text:span text:style-name="T5"/></text:p>
            <text:p text:style-name="P12"><text:span text:style-name="T6"/></text:p>
            <text:p text:style-name="P12"><text:span text:style-name="T6"><text:s text:c="5"/></text:span><text:span text:style-name="T7"><text:s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8000000288138021DFF956FF6A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09T07:37:19.207000000</meta:creation-date>
    <dc:date>2019-04-25T11:22:29.912000000</dc:date>
    <meta:editing-duration>PT22M11S</meta:editing-duration>
    <meta:editing-cycles>9</meta:editing-cycles>
    <meta:generator>LibreOffice/6.1.5.2$Windows_X86_64 LibreOffice_project/90f8dcf33c87b3705e78202e3df5142b201bd805</meta:generator>
    <meta:document-statistic meta:object-count="141"/>
  </office:meta>
</office:document-meta>
</file>